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21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0000cc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00cc00"/>
    </style:style>
    <style:style style:name="ce11" style:family="table-cell" style:parent-style-name="Default">
      <style:table-cell-properties fo:background-color="#cc00cc"/>
    </style:style>
    <style:style style:name="ce12" style:family="table-cell" style:parent-style-name="Default">
      <style:table-cell-properties fo:background-color="#0000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PowerEdge R4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mpute/dollar</text:p>
          </table:table-cell>
          <table:table-cell office:value-type="string" calcext:value-type="string">
            <text:p>core/dollar</text:p>
          </table:table-cell>
          <table:table-cell office:value-type="string" calcext:value-type="string">
            <text:p>core-compute/doll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90 v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.6" calcext:value-type="float">
            <text:p>2.6</text:p>
          </table:table-cell>
          <table:table-cell office:value-type="float" office:value="2094" calcext:value-type="float">
            <text:p>2094</text:p>
          </table:table-cell>
          <table:table-cell table:formula="of:=[.B3]*[.D3]/[.E3]" office:value-type="float" office:value="0.0173829990448902" calcext:value-type="float">
            <text:p>0.01738299904489</text:p>
          </table:table-cell>
          <table:table-cell table:formula="of:=[.B3]/[.E3]" office:value-type="float" office:value="0.00668576886341929" calcext:value-type="float">
            <text:p>0.006685768863419</text:p>
          </table:table-cell>
          <table:table-cell table:formula="of:=([.B3]^2)*[.D3]/[.E3]" office:value-type="float" office:value="0.243361986628462" calcext:value-type="float">
            <text:p>0.2433619866284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98 v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.2" calcext:value-type="float">
            <text:p>2.2</text:p>
          </table:table-cell>
          <table:table-cell table:style-name="ce3" office:value-type="float" office:value="3226" calcext:value-type="float">
            <text:p>3226</text:p>
          </table:table-cell>
          <table:table-cell table:formula="of:=[.B4]*[.D4]/[.E4]" office:value-type="float" office:value="0.0136391816491011" calcext:value-type="float">
            <text:p>0.013639181649101</text:p>
          </table:table-cell>
          <table:table-cell table:formula="of:=[.B4]/[.E4]" office:value-type="float" office:value="0.00619962802231866" calcext:value-type="float">
            <text:p>0.006199628022319</text:p>
          </table:table-cell>
          <table:table-cell table:formula="of:=([.B4]^2)*[.D4]/[.E4]" office:value-type="float" office:value="0.272783632982021" calcext:value-type="float">
            <text:p>0.27278363298202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5-2620 v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.1</text:p>
          </table:table-cell>
          <table:table-cell office:value-type="float" office:value="422" calcext:value-type="float">
            <text:p>422</text:p>
          </table:table-cell>
          <table:table-cell table:style-name="ce7" table:formula="of:=[.B5]*[.D5]/[.E5]" office:value-type="float" office:value="0.0398104265402844" calcext:value-type="float">
            <text:p>0.039810426540284</text:p>
          </table:table-cell>
          <table:table-cell table:style-name="ce12" table:formula="of:=[.B5]/[.E5]" office:value-type="float" office:value="0.018957345971564" calcext:value-type="float">
            <text:p>0.018957345971564</text:p>
          </table:table-cell>
          <table:table-cell table:style-name="ce9" table:formula="of:=([.B5]^2)*[.D5]/[.E5]" office:value-type="float" office:value="0.318483412322275" calcext:value-type="float">
            <text:p>0.3184834123222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30L v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.8</text:p>
          </table:table-cell>
          <table:table-cell table:style-name="ce3" office:value-type="float" office:value="612" calcext:value-type="float">
            <text:p>612</text:p>
          </table:table-cell>
          <table:table-cell table:style-name="ce8" table:formula="of:=[.B6]*[.D6]/[.E6]" office:value-type="float" office:value="0.0294117647058823" calcext:value-type="float">
            <text:p>0.029411764705882</text:p>
          </table:table-cell>
          <table:table-cell table:style-name="ce9" table:formula="of:=[.B6]/[.E6]" office:value-type="float" office:value="0.0163398692810458" calcext:value-type="float">
            <text:p>0.016339869281046</text:p>
          </table:table-cell>
          <table:table-cell table:style-name="ce8" table:formula="of:=([.B6]^2)*[.D6]/[.E6]" office:value-type="float" office:value="0.294117647058823" calcext:value-type="float">
            <text:p>0.2941176470588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30 v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2" calcext:value-type="float">
            <text:p>2.2</text:p>
          </table:table-cell>
          <table:table-cell office:value-type="float" office:value="671" calcext:value-type="float">
            <text:p>671</text:p>
          </table:table-cell>
          <table:table-cell table:style-name="ce9" table:formula="of:=[.B7]*[.D7]/[.E7]" office:value-type="float" office:value="0.0327868852459016" calcext:value-type="float">
            <text:p>0.032786885245902</text:p>
          </table:table-cell>
          <table:table-cell table:style-name="ce8" table:formula="of:=[.B7]/[.E7]" office:value-type="float" office:value="0.014903129657228" calcext:value-type="float">
            <text:p>0.014903129657228</text:p>
          </table:table-cell>
          <table:table-cell table:style-name="ce12" table:formula="of:=([.B7]^2)*[.D7]/[.E7]" office:value-type="float" office:value="0.327868852459016" calcext:value-type="float">
            <text:p>0.3278688524590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40 v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4" calcext:value-type="float">
            <text:p>2.4</text:p>
          </table:table-cell>
          <table:table-cell office:value-type="float" office:value="939" calcext:value-type="float">
            <text:p>939</text:p>
          </table:table-cell>
          <table:table-cell table:style-name="ce2" table:formula="of:=[.B8]*[.D8]/[.E8]" office:value-type="float" office:value="0.0255591054313099" calcext:value-type="float">
            <text:p>0.02555910543131</text:p>
          </table:table-cell>
          <table:table-cell table:style-name="ce2" table:formula="of:=[.B8]/[.E8]" office:value-type="float" office:value="0.0106496272630458" calcext:value-type="float">
            <text:p>0.010649627263046</text:p>
          </table:table-cell>
          <table:table-cell table:formula="of:=([.B8]^2)*[.D8]/[.E8]" office:value-type="float" office:value="0.255591054313099" calcext:value-type="float">
            <text:p>0.25559105431309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5-2650L v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.7" calcext:value-type="float">
            <text:p>1.7</text:p>
          </table:table-cell>
          <table:table-cell office:value-type="float" office:value="1329" calcext:value-type="float">
            <text:p>1329</text:p>
          </table:table-cell>
          <table:table-cell table:formula="of:=[.B9]*[.D9]/[.E9]" office:value-type="float" office:value="0.01790820165538" calcext:value-type="float">
            <text:p>0.01790820165538</text:p>
          </table:table-cell>
          <table:table-cell table:style-name="ce10" table:formula="of:=[.B9]/[.E9]" office:value-type="float" office:value="0.0105342362678706" calcext:value-type="float">
            <text:p>0.010534236267871</text:p>
          </table:table-cell>
          <table:table-cell table:formula="of:=([.B9]^2)*[.D9]/[.E9]" office:value-type="float" office:value="0.25071482317532" calcext:value-type="float">
            <text:p>0.2507148231753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5-2650 v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3" office:value-type="float" office:value="1171" calcext:value-type="float">
            <text:p>1171</text:p>
          </table:table-cell>
          <table:table-cell table:style-name="ce10" table:formula="of:=[.B10]*[.D10]/[.E10]" office:value-type="float" office:value="0.0225448334756618" calcext:value-type="float">
            <text:p>0.022544833475662</text:p>
          </table:table-cell>
          <table:table-cell table:style-name="ce11" table:formula="of:=[.B10]/[.E10]" office:value-type="float" office:value="0.0102476515798463" calcext:value-type="float">
            <text:p>0.010247651579846</text:p>
          </table:table-cell>
          <table:table-cell table:formula="of:=([.B10]^2)*[.D10]/[.E10]" office:value-type="float" office:value="0.270538001707942" calcext:value-type="float">
            <text:p>0.2705380017079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60 v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445" calcext:value-type="float">
            <text:p>1445</text:p>
          </table:table-cell>
          <table:table-cell table:style-name="ce11" table:formula="of:=[.B11]*[.D11]/[.E11]" office:value-type="float" office:value="0.0193771626297578" calcext:value-type="float">
            <text:p>0.019377162629758</text:p>
          </table:table-cell>
          <table:table-cell table:formula="of:=[.B11]/[.E11]" office:value-type="float" office:value="0.00968858131487889" calcext:value-type="float">
            <text:p>0.009688581314879</text:p>
          </table:table-cell>
          <table:table-cell table:style-name="ce11" table:formula="of:=([.B11]^2)*[.D11]/[.E11]" office:value-type="float" office:value="0.271280276816609" calcext:value-type="float">
            <text:p>0.27128027681660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5-2680 v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.4" calcext:value-type="float">
            <text:p>2.4</text:p>
          </table:table-cell>
          <table:table-cell table:style-name="ce3" office:value-type="float" office:value="1745" calcext:value-type="float">
            <text:p>1745</text:p>
          </table:table-cell>
          <table:table-cell table:formula="of:=[.B12]*[.D12]/[.E12]" office:value-type="float" office:value="0.0192550143266476" calcext:value-type="float">
            <text:p>0.019255014326648</text:p>
          </table:table-cell>
          <table:table-cell table:formula="of:=[.B12]/[.E12]" office:value-type="float" office:value="0.00802292263610315" calcext:value-type="float">
            <text:p>0.008022922636103</text:p>
          </table:table-cell>
          <table:table-cell table:formula="of:=([.B12]^2)*[.D12]/[.E12]" office:value-type="float" office:value="0.269570200573066" calcext:value-type="float">
            <text:p>0.2695702005730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83 v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1" calcext:value-type="float">
            <text:p>2.1</text:p>
          </table:table-cell>
          <table:table-cell table:style-name="ce3" office:value-type="float" office:value="1846" calcext:value-type="float">
            <text:p>1846</text:p>
          </table:table-cell>
          <table:table-cell table:formula="of:=[.B13]*[.D13]/[.E13]" office:value-type="float" office:value="0.0182015167930661" calcext:value-type="float">
            <text:p>0.018201516793066</text:p>
          </table:table-cell>
          <table:table-cell table:formula="of:=[.B13]/[.E13]" office:value-type="float" office:value="0.00866738894907909" calcext:value-type="float">
            <text:p>0.008667388949079</text:p>
          </table:table-cell>
          <table:table-cell table:style-name="ce2" table:formula="of:=([.B13]^2)*[.D13]/[.E13]" office:value-type="float" office:value="0.291224268689057" calcext:value-type="float">
            <text:p>0.29122426868905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5-2695 v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.1" calcext:value-type="float">
            <text:p>2.1</text:p>
          </table:table-cell>
          <table:table-cell table:style-name="ce3" office:value-type="float" office:value="2428" calcext:value-type="float">
            <text:p>2428</text:p>
          </table:table-cell>
          <table:table-cell table:formula="of:=[.B14]*[.D14]/[.E14]" office:value-type="float" office:value="0.0155683690280066" calcext:value-type="float">
            <text:p>0.015568369028007</text:p>
          </table:table-cell>
          <table:table-cell table:formula="of:=[.B14]/[.E14]" office:value-type="float" office:value="0.00741350906095552" calcext:value-type="float">
            <text:p>0.007413509060956</text:p>
          </table:table-cell>
          <table:table-cell table:style-name="ce10" table:formula="of:=([.B14]^2)*[.D14]/[.E14]" office:value-type="float" office:value="0.280230642504119" calcext:value-type="float">
            <text:p>0.280230642504119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E5-2660 v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 office:value-type="float" office:value="1447" calcext:value-type="float">
            <text:p>1447</text:p>
          </table:table-cell>
          <table:table-cell table:formula="of:=[.B16]*[.D16]/[.E16]" office:value-type="float" office:value="0.0179682100898411" calcext:value-type="float">
            <text:p>0.017968210089841</text:p>
          </table:table-cell>
          <table:table-cell table:formula="of:=[.B16]/[.E16]" office:value-type="float" office:value="0.00691085003455425" calcext:value-type="float">
            <text:p>0.006910850034554</text:p>
          </table:table-cell>
          <table:table-cell table:formula="of:=([.B16]^2)*[.D16]/[.E16]" office:value-type="float" office:value="0.17968210089841" calcext:value-type="float">
            <text:p>0.179682100898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70 v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float" office:value="1591" calcext:value-type="float">
            <text:p>1591</text:p>
          </table:table-cell>
          <table:table-cell table:formula="of:=[.B17]*[.D17]/[.E17]" office:value-type="float" office:value="0.0173475801382778" calcext:value-type="float">
            <text:p>0.017347580138278</text:p>
          </table:table-cell>
          <table:table-cell table:formula="of:=[.B17]/[.E17]" office:value-type="float" office:value="0.00754242614707731" calcext:value-type="float">
            <text:p>0.007542426147077</text:p>
          </table:table-cell>
          <table:table-cell table:formula="of:=([.B17]^2)*[.D17]/[.E17]" office:value-type="float" office:value="0.208170961659334" calcext:value-type="float">
            <text:p>0.2081709616593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80 V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office:value-type="float" office:value="1747" calcext:value-type="float">
            <text:p>1747</text:p>
          </table:table-cell>
          <table:table-cell table:formula="of:=[.B18]*[.D18]/[.E18]" office:value-type="float" office:value="0.0171722953634803" calcext:value-type="float">
            <text:p>0.01717229536348</text:p>
          </table:table-cell>
          <table:table-cell table:formula="of:=[.B18]/[.E18]" office:value-type="float" office:value="0.0068689181453921" calcext:value-type="float">
            <text:p>0.006868918145392</text:p>
          </table:table-cell>
          <table:table-cell table:formula="of:=([.B18]^2)*[.D18]/[.E18]" office:value-type="float" office:value="0.206067544361763" calcext:value-type="float">
            <text:p>0.2060675443617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30 v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.4" calcext:value-type="float">
            <text:p>2.4</text:p>
          </table:table-cell>
          <table:table-cell office:value-type="float" office:value="612" calcext:value-type="float">
            <text:p>612</text:p>
          </table:table-cell>
          <table:table-cell table:formula="of:=[.B19]*[.D19]/[.E19]" office:value-type="float" office:value="0.0313725490196078" calcext:value-type="float">
            <text:p>0.031372549019608</text:p>
          </table:table-cell>
          <table:table-cell table:formula="of:=[.B19]/[.E19]" office:value-type="float" office:value="0.0130718954248366" calcext:value-type="float">
            <text:p>0.013071895424837</text:p>
          </table:table-cell>
          <table:table-cell table:formula="of:=([.B19]^2)*[.D19]/[.E19]" office:value-type="float" office:value="0.250980392156863" calcext:value-type="float">
            <text:p>0.250980392156863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2" table:number-columns-repeated="1009"/>
        </table:table-row>
        <table:table-row table:style-name="ro1" table:number-rows-repeated="9">
          <table:table-cell table:number-columns-repeated="1023"/>
        </table:table-row>
        <table:table-row table:style-name="ro1">
          <table:table-cell office:value-type="string" calcext:value-type="string">
            <text:p>Ram DIMM Size</text:p>
          </table:table-cell>
          <table:table-cell office:value-type="string" calcext:value-type="string">
            <text:p>Price/unit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rice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1.81" calcext:value-type="float">
            <text:p>331.81</text:p>
          </table:table-cell>
          <table:table-cell/>
          <table:table-cell table:formula="of:=128*1" office:value-type="float" office:value="128" calcext:value-type="float">
            <text:p>128</text:p>
          </table:table-cell>
          <table:table-cell/>
          <table:table-cell table:formula="of:=[.D31]/[.A31]" office:value-type="float" office:value="8" calcext:value-type="float">
            <text:p>8</text:p>
          </table:table-cell>
          <table:table-cell table:formula="of:=[.F31]*[.B31]" office:value-type="float" office:value="2654.48" calcext:value-type="float">
            <text:p>2654.48</text:p>
          </table:table-cell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663.61" calcext:value-type="float">
            <text:p>663.61</text:p>
          </table:table-cell>
          <table:table-cell table:style-name="ce2" table:number-columns-repeated="3"/>
          <table:table-cell table:style-name="ce2" table:formula="of:=[.D31]/[.A32]" office:value-type="float" office:value="4" calcext:value-type="float">
            <text:p>4</text:p>
          </table:table-cell>
          <table:table-cell table:style-name="ce2" table:formula="of:=[.F32]*[.B32]" office:value-type="float" office:value="2654.44" calcext:value-type="float">
            <text:p>2654.44</text:p>
          </table:table-cell>
          <table:table-cell table:style-name="ce2" table:number-columns-repeated="7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2.63" calcext:value-type="float">
            <text:p>152.63</text:p>
          </table:table-cell>
          <table:table-cell table:number-columns-repeated="3"/>
          <table:table-cell table:formula="of:=[.D31]/[.A33]" office:value-type="float" office:value="32" calcext:value-type="float">
            <text:p>32</text:p>
          </table:table-cell>
          <table:table-cell table:formula="of:=[.F33]*[.B33]" office:value-type="float" office:value="4884.16" calcext:value-type="float">
            <text:p>4884.1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5.63" calcext:value-type="float">
            <text:p>225.63</text:p>
          </table:table-cell>
          <table:table-cell table:number-columns-repeated="3"/>
          <table:table-cell table:formula="of:=[.D31]/[.A34]" office:value-type="float" office:value="16" calcext:value-type="float">
            <text:p>16</text:p>
          </table:table-cell>
          <table:table-cell table:formula="of:=[.F34]*[.B34]" office:value-type="float" office:value="3610.08" calcext:value-type="float">
            <text:p>3610.08</text:p>
          </table:table-cell>
          <table:table-cell table:number-columns-repeated="1016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 calcext:value-type="string">
            <text:p>Harddrives</text:p>
          </table:table-cell>
          <table:table-cell office:value-type="string" calcext:value-type="string">
            <text:p>Price p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x total sp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ose per disk size to match c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 expense of Risk w/ max &lt; 6TB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etwork C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 Gb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Fix Case</text:p>
          </table:table-cell>
          <table:table-cell office:value-type="string" calcext:value-type="string">
            <text:p>Size/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x 2 Socket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 10 Gb Network C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 1x2Tb Harddr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 4x32DIMM RAM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How many machines? of which type? with how many? of which processor?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Integrate over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herbo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3/V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 within V</text:p>
          </table:table-cell>
          <table:table-cell table:number-columns-repeated="1022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Base Clock</text:p>
          </table:table-cell>
          <table:table-cell office:value-type="string" calcext:value-type="string">
            <text:p>Threads/Unit</text:p>
          </table:table-cell>
          <table:table-cell office:value-type="string" calcext:value-type="string">
            <text:p>Cost/Unit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Budget:</text:p>
          </table:table-cell>
          <table:table-cell office:value-type="float" office:value="23500" calcext:value-type="float">
            <text:p>23500</text:p>
          </table:table-cell>
        </table:table-row>
        <table:table-row table:style-name="ro1">
          <table:table-cell office:value-type="string" calcext:value-type="string">
            <text:p>2TBNLS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.56" calcext:value-type="float">
            <text:p>413.56</text:p>
          </table:table-cell>
          <table:table-cell office:value-type="float" office:value="0" calcext:value-type="float">
            <text:p>0</text:p>
          </table:table-cell>
          <table:table-cell table:formula="of:=[.C2]*[.E2]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office:value-type="string" calcext:value-type="string">
            <text:p>Total:</text:p>
          </table:table-cell>
          <table:table-cell table:formula="of:=SUM([.G$1:.G$1048576])" office:value-type="float" office:value="23678.31" calcext:value-type="float">
            <text:p>23678.31</text:p>
          </table:table-cell>
        </table:table-row>
        <table:table-row table:style-name="ro1">
          <table:table-cell office:value-type="string" calcext:value-type="string">
            <text:p>4x32DIM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7.48" calcext:value-type="float">
            <text:p>657.48</text:p>
          </table:table-cell>
          <table:table-cell office:value-type="float" office:value="1" calcext:value-type="float">
            <text:p>1</text:p>
          </table:table-cell>
          <table:table-cell table:formula="of:=[.C3]*[.E3]" office:value-type="float" office:value="0" calcext:value-type="float">
            <text:p>0</text:p>
          </table:table-cell>
          <table:table-cell table:formula="of:=[.D3]*[.E3]" office:value-type="float" office:value="657.48" calcext:value-type="float">
            <text:p>657.48</text:p>
          </table:table-cell>
          <table:table-cell/>
          <table:table-cell office:value-type="string" calcext:value-type="string">
            <text:p>Remaining:</text:p>
          </table:table-cell>
          <table:table-cell table:formula="of:=[.J1]-[.J2]" office:value-type="float" office:value="-178.309999999998" calcext:value-type="float">
            <text:p>-178.309999999998</text:p>
          </table:table-cell>
        </table:table-row>
        <table:table-row table:style-name="ro1">
          <table:table-cell office:value-type="string" calcext:value-type="string">
            <text:p>Red Hat Cl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office:value-type="string" calcext:value-type="string">
            <text:p>Threads:</text:p>
          </table:table-cell>
          <table:table-cell table:formula="of:=SUM([.F$1:.F$1048576])" office:value-type="float" office:value="168" calcext:value-type="float">
            <text:p>16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430;2x2630v4;4x32DIMM;1x2TB_NLSAS;10GbLowProfile;RedHat;</text:p>
          </table:table-cell>
          <table:table-cell office:value-type="float" office:value="2.2" calcext:value-type="float">
            <text:p>2.2</text:p>
          </table:table-cell>
          <table:table-cell table:formula="of:=2*20" office:value-type="float" office:value="40" calcext:value-type="float">
            <text:p>40</text:p>
          </table:table-cell>
          <table:table-cell table:formula="of:=5894.34+124.26" office:value-type="float" office:value="6018.6" calcext:value-type="float">
            <text:p>6018.6</text:p>
          </table:table-cell>
          <table:table-cell office:value-type="float" office:value="0" calcext:value-type="float">
            <text:p>0</text:p>
          </table:table-cell>
          <table:table-cell table:formula="of:=[.C6]*[.E6]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30;2x2695v4;4x32DIMM;1x2TB_NLSAS;10GbLowProfile;RedHat;</text:p>
          </table:table-cell>
          <table:table-cell table:style-name="ce1" office:value-type="float" office:value="2.1" calcext:value-type="float">
            <text:p>2.1</text:p>
          </table:table-cell>
          <table:table-cell table:formula="of:=2*36" office:value-type="float" office:value="72" calcext:value-type="float">
            <text:p>72</text:p>
          </table:table-cell>
          <table:table-cell table:formula="of:=9168.6+124.26" office:value-type="float" office:value="9292.86" calcext:value-type="float">
            <text:p>9292.86</text:p>
          </table:table-cell>
          <table:table-cell office:value-type="float" office:value="0" calcext:value-type="float">
            <text:p>0</text:p>
          </table:table-cell>
          <table:table-cell table:formula="of:=[.C7]*[.E7]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30;2x2660v4;4x32DIMM;1x2TB_NLSAS;10GbLowProfile;RedHat;</text:p>
          </table:table-cell>
          <table:table-cell office:value-type="float" office:value="2" calcext:value-type="float">
            <text:p>2</text:p>
          </table:table-cell>
          <table:table-cell table:formula="of:=2*28" office:value-type="float" office:value="56" calcext:value-type="float">
            <text:p>56</text:p>
          </table:table-cell>
          <table:table-cell table:formula="of:=7169.85+124.26" office:value-type="float" office:value="7294.11" calcext:value-type="float">
            <text:p>7294.11</text:p>
          </table:table-cell>
          <table:table-cell office:value-type="float" office:value="0" calcext:value-type="float">
            <text:p>0</text:p>
          </table:table-cell>
          <table:table-cell table:formula="of:=[.C8]*[.E8]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30;2x2680v4;4x32DIMM;1x2TB_NLSAS;10GbLowProfile;RedHat;</text:p>
          </table:table-cell>
          <table:table-cell office:value-type="float" office:value="2.4" calcext:value-type="float">
            <text:p>2.4</text:p>
          </table:table-cell>
          <table:table-cell table:formula="of:=2*28" office:value-type="float" office:value="56" calcext:value-type="float">
            <text:p>56</text:p>
          </table:table-cell>
          <table:table-cell table:formula="of:=7866.78+124.26" office:value-type="float" office:value="7991.04" calcext:value-type="float">
            <text:p>7991.04</text:p>
          </table:table-cell>
          <table:table-cell office:value-type="float" office:value="0" calcext:value-type="float">
            <text:p>0</text:p>
          </table:table-cell>
          <table:table-cell table:formula="of:=[.C9]*[.E9]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30;2x2690v4;4x32DIMM;1x2TB_NLSAS;10GbLowProfile;RedHat;</text:p>
          </table:table-cell>
          <table:table-cell office:value-type="float" office:value="2.6" calcext:value-type="float">
            <text:p>2.6</text:p>
          </table:table-cell>
          <table:table-cell table:formula="of:=2*28" office:value-type="float" office:value="56" calcext:value-type="float">
            <text:p>56</text:p>
          </table:table-cell>
          <table:table-cell table:formula="of:=8524.27+124.26" office:value-type="float" office:value="8648.53" calcext:value-type="float">
            <text:p>8648.53</text:p>
          </table:table-cell>
          <table:table-cell office:value-type="float" office:value="0" calcext:value-type="float">
            <text:p>0</text:p>
          </table:table-cell>
          <table:table-cell table:formula="of:=[.C10]*[.E10]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30;2x2683v4;4x32DIMM;1x2TB_NLSAS;10GbLowProfile;RedHat;</text:p>
          </table:table-cell>
          <table:table-cell office:value-type="float" office:value="2.1" calcext:value-type="float">
            <text:p>2.1</text:p>
          </table:table-cell>
          <table:table-cell table:formula="of:=2*32" office:value-type="float" office:value="64" calcext:value-type="float">
            <text:p>64</text:p>
          </table:table-cell>
          <table:table-cell table:formula="of:=8050.88+124.26" office:value-type="float" office:value="8175.14" calcext:value-type="float">
            <text:p>8175.14</text:p>
          </table:table-cell>
          <table:table-cell office:value-type="float" office:value="0" calcext:value-type="float">
            <text:p>0</text:p>
          </table:table-cell>
          <table:table-cell table:formula="of:=[.C11]*[.E11]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30;2x2698v4;4x32DIMM;1x2TB_NLSAS;10GbLowProfile;RedHat;</text:p>
          </table:table-cell>
          <table:table-cell office:value-type="float" office:value="2.2" calcext:value-type="float">
            <text:p>2.2</text:p>
          </table:table-cell>
          <table:table-cell table:formula="of:=2*40" office:value-type="float" office:value="80" calcext:value-type="float">
            <text:p>80</text:p>
          </table:table-cell>
          <table:table-cell table:formula="of:=11272.55+124.26" office:value-type="float" office:value="11396.81" calcext:value-type="float">
            <text:p>11396.81</text:p>
          </table:table-cell>
          <table:table-cell office:value-type="float" office:value="0" calcext:value-type="float">
            <text:p>0</text:p>
          </table:table-cell>
          <table:table-cell table:formula="of:=[.C12]*[.E12]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30;2x2650v4;4x32DIMM;1x2TB_NLSAS;10GbLowProfile;RedHat;</text:p>
          </table:table-cell>
          <table:table-cell office:value-type="float" office:value="2.2" calcext:value-type="float">
            <text:p>2.2</text:p>
          </table:table-cell>
          <table:table-cell table:formula="of:=2*24" office:value-type="float" office:value="48" calcext:value-type="float">
            <text:p>48</text:p>
          </table:table-cell>
          <table:table-cell table:formula="of:=6709.61+124.26" office:value-type="float" office:value="6833.87" calcext:value-type="float">
            <text:p>6833.87</text:p>
          </table:table-cell>
          <table:table-cell office:value-type="float" office:value="0" calcext:value-type="float">
            <text:p>0</text:p>
          </table:table-cell>
          <table:table-cell table:formula="of:=[.C13]*[.E13]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30;2x2650Lv4;4x32DIMM;1x2TB_NLSAS;10GbLowProfile;RedHat;</text:p>
          </table:table-cell>
          <table:table-cell office:value-type="float" office:value="1.7" calcext:value-type="float">
            <text:p>1.7</text:p>
          </table:table-cell>
          <table:table-cell table:formula="of:=2*28" office:value-type="float" office:value="56" calcext:value-type="float">
            <text:p>56</text:p>
          </table:table-cell>
          <table:table-cell table:formula="of:=7077.8+124.26" office:value-type="float" office:value="7202.06" calcext:value-type="float">
            <text:p>7202.06</text:p>
          </table:table-cell>
          <table:table-cell office:value-type="float" office:value="0" calcext:value-type="float">
            <text:p>0</text:p>
          </table:table-cell>
          <table:table-cell table:formula="of:=[.C14]*[.E14]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]*[.E15]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]*[.E16]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30;2x2630v4;4x32DIMM;1x2TB_NLSAS;10GbLowProfile;RedHat;</text:p>
          </table:table-cell>
          <table:table-cell office:value-type="float" office:value="2.2" calcext:value-type="float">
            <text:p>2.2</text:p>
          </table:table-cell>
          <table:table-cell table:formula="of:=2*20" office:value-type="float" office:value="40" calcext:value-type="float">
            <text:p>40</text:p>
          </table:table-cell>
          <table:table-cell office:value-type="float" office:value="5706.52" calcext:value-type="float">
            <text:p>5706.52</text:p>
          </table:table-cell>
          <table:table-cell office:value-type="float" office:value="0" calcext:value-type="float">
            <text:p>0</text:p>
          </table:table-cell>
          <table:table-cell table:formula="of:=[.C17]*[.E17]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30;2x2695v4;4x32DIMM;1x2TB_NLSAS;10GbLowProfile;RedHat;</text:p>
          </table:table-cell>
          <table:table-cell office:value-type="float" office:value="2.1" calcext:value-type="float">
            <text:p>2.1</text:p>
          </table:table-cell>
          <table:table-cell table:formula="of:=2*36" office:value-type="float" office:value="72" calcext:value-type="float">
            <text:p>72</text:p>
          </table:table-cell>
          <table:table-cell office:value-type="float" office:value="8971.89" calcext:value-type="float">
            <text:p>8971.89</text:p>
          </table:table-cell>
          <table:table-cell office:value-type="float" office:value="0" calcext:value-type="float">
            <text:p>0</text:p>
          </table:table-cell>
          <table:table-cell table:formula="of:=[.C18]*[.E18]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30;2x2660v4;4x32DIMM;1x2TB_NLSAS;10GbLowProfile;RedHat;</text:p>
          </table:table-cell>
          <table:table-cell office:value-type="float" office:value="2" calcext:value-type="float">
            <text:p>2</text:p>
          </table:table-cell>
          <table:table-cell table:style-name="ce1" table:formula="of:=2*28" office:value-type="float" office:value="56" calcext:value-type="float">
            <text:p>56</text:p>
          </table:table-cell>
          <table:table-cell office:value-type="float" office:value="6978.57" calcext:value-type="float">
            <text:p>6978.57</text:p>
          </table:table-cell>
          <table:table-cell office:value-type="float" office:value="0" calcext:value-type="float">
            <text:p>0</text:p>
          </table:table-cell>
          <table:table-cell table:formula="of:=[.C19]*[.E19]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30;2x2680v4;4x32DIMM;1x2TB_NLSAS;10GbLowProfile;RedHat;</text:p>
          </table:table-cell>
          <table:table-cell office:value-type="float" office:value="2.4" calcext:value-type="float">
            <text:p>2.4</text:p>
          </table:table-cell>
          <table:table-cell table:formula="of:=2*28" office:value-type="float" office:value="56" calcext:value-type="float">
            <text:p>56</text:p>
          </table:table-cell>
          <table:table-cell office:value-type="float" office:value="7673.61" calcext:value-type="float">
            <text:p>7673.61</text:p>
          </table:table-cell>
          <table:table-cell office:value-type="float" office:value="3" calcext:value-type="float">
            <text:p>3</text:p>
          </table:table-cell>
          <table:table-cell table:formula="of:=[.C20]*[.E20]" office:value-type="float" office:value="168" calcext:value-type="float">
            <text:p>168</text:p>
          </table:table-cell>
          <table:table-cell table:formula="of:=[.D20]*[.E20]" office:value-type="float" office:value="23020.83" calcext:value-type="float">
            <text:p>23020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30;2x2683v4;4x32DIMM;1x2TB_NLSAS;10GbLowProfile;RedHat;</text:p>
          </table:table-cell>
          <table:table-cell office:value-type="float" office:value="2.1" calcext:value-type="float">
            <text:p>2.1</text:p>
          </table:table-cell>
          <table:table-cell table:formula="of:=2*32" office:value-type="float" office:value="64" calcext:value-type="float">
            <text:p>64</text:p>
          </table:table-cell>
          <table:table-cell office:value-type="float" office:value="7857.21" calcext:value-type="float">
            <text:p>7857.21</text:p>
          </table:table-cell>
          <table:table-cell office:value-type="float" office:value="0" calcext:value-type="float">
            <text:p>0</text:p>
          </table:table-cell>
          <table:table-cell table:formula="of:=[.C21]*[.E21]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30;2x2650v4;4x32DIMM;1x2TB_NLSAS;10GbLowProfile;RedHat;</text:p>
          </table:table-cell>
          <table:table-cell office:value-type="float" office:value="2.2" calcext:value-type="float">
            <text:p>2.2</text:p>
          </table:table-cell>
          <table:table-cell table:formula="of:=2*24" office:value-type="float" office:value="48" calcext:value-type="float">
            <text:p>48</text:p>
          </table:table-cell>
          <table:table-cell office:value-type="float" office:value="6519.59" calcext:value-type="float">
            <text:p>6519.59</text:p>
          </table:table-cell>
          <table:table-cell office:value-type="float" office:value="0" calcext:value-type="float">
            <text:p>0</text:p>
          </table:table-cell>
          <table:table-cell table:formula="of:=[.C22]*[.E22]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30;2x2650Lv4;4x32DIMM;1x2TB_NLSAS;10GbLowProfile;RedHat;</text:p>
          </table:table-cell>
          <table:table-cell office:value-type="float" office:value="1.7" calcext:value-type="float">
            <text:p>1.7</text:p>
          </table:table-cell>
          <table:table-cell table:formula="of:=2*28" office:value-type="float" office:value="56" calcext:value-type="float">
            <text:p>56</text:p>
          </table:table-cell>
          <table:table-cell office:value-type="float" office:value="6886.78" calcext:value-type="float">
            <text:p>6886.78</text:p>
          </table:table-cell>
          <table:table-cell office:value-type="float" office:value="0" calcext:value-type="float">
            <text:p>0</text:p>
          </table:table-cell>
          <table:table-cell table:formula="of:=[.C23]*[.E23]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30;2x2630v3;4x32DIMM;1x2TB_NLSAS;10GbLowProfile;RedHat;</text:p>
          </table:table-cell>
          <table:table-cell office:value-type="float" office:value="2.4" calcext:value-type="float">
            <text:p>2.4</text:p>
          </table:table-cell>
          <table:table-cell table:formula="of:=16*2" office:value-type="float" office:value="32" calcext:value-type="float">
            <text:p>32</text:p>
          </table:table-cell>
          <table:table-cell office:value-type="float" office:value="5680.29" calcext:value-type="float">
            <text:p>5680.29</text:p>
          </table:table-cell>
          <table:table-cell office:value-type="float" office:value="0" calcext:value-type="float">
            <text:p>0</text:p>
          </table:table-cell>
          <table:table-cell table:formula="of:=[.C24]*[.E24]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630 Network Daughter Card? 2x2667v4?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 style:data-style-name="N2" text:time-value="10:56:42.264760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0:16:26.012903344</meta:creation-date>
    <dc:date>2017-07-07T15:39:40.364733745</dc:date>
    <meta:editing-duration>PT51M3S</meta:editing-duration>
    <meta:editing-cycles>6</meta:editing-cycles>
    <meta:generator>LibreOffice/5.3.3.2$Linux_X86_64 LibreOffice_project/30m0$Build-2</meta:generator>
    <meta:document-statistic meta:table-count="2" meta:cell-count="337" meta:object-count="0"/>
  </office:meta>
</office:document-meta>
</file>